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5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118.83mm"/>
    </style:style>
    <style:style style:name="co5" style:family="table-column">
      <style:table-column-properties fo:break-before="auto" style:column-width="37.89mm"/>
    </style:style>
    <style:style style:name="co6" style:family="table-column">
      <style:table-column-properties fo:break-before="auto" style:column-width="47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7.57mm"/>
    </style:style>
    <style:style style:name="co9" style:family="table-column">
      <style:table-column-properties fo:break-before="auto" style:column-width="62.8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>
      <style:table-cell-properties fo:border-bottom="1.25pt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ATtiny44_Dev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number-columns-repeated="2" table:default-cell-style-name="ce3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gi-Key PN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igi-Key Page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C1 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399-5615-1-ND</text:p>
          </table:table-cell>
          <table:table-cell office:value-type="string" calcext:value-type="string">
            <text:p>C1206F104K3RACTU</text:p>
          </table:table-cell>
          <table:table-cell office:value-type="currency" office:currency="EUR" office:value="0.45" calcext:value-type="currency">
            <text:p>€ 0,45</text:p>
          </table:table-cell>
          <table:table-cell table:formula="of:=[.B2]*[.G2]" office:value-type="currency" office:currency="EUR" office:value="0.9" calcext:value-type="currency">
            <text:p>€ 0,90</text:p>
          </table:table-cell>
          <table:table-cell office:value-type="string" calcext:value-type="string">
            <text:p><text:a xlink:href="https://www.digikey.de/short/p73b2z" xlink:type="simple">https://www.digikey.de/short/p73b2z</text:a></text:p>
          </table:table-cell>
          <table:table-cell/>
        </table:table-row>
        <table:table-row table:style-name="ro2">
          <table:table-cell office:value-type="string" calcext:value-type="string">
            <text:p>C2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399-15468-1-ND</text:p>
          </table:table-cell>
          <table:table-cell office:value-type="string" calcext:value-type="string">
            <text:p>C0805C220J4GAC7800</text:p>
          </table:table-cell>
          <table:table-cell office:value-type="currency" office:currency="EUR" office:value="0.27" calcext:value-type="currency">
            <text:p>€ 0,27</text:p>
          </table:table-cell>
          <table:table-cell table:formula="of:=[.B3]*[.G3]" office:value-type="currency" office:currency="EUR" office:value="0.54" calcext:value-type="currency">
            <text:p>€ 0,54</text:p>
          </table:table-cell>
          <table:table-cell office:value-type="string" calcext:value-type="string">
            <text:p><text:a xlink:href="https://www.digikey.de/short/p73bz9" xlink:type="simple">https://www.digikey.de/short/p73bz9</text:a></text:p>
          </table:table-cell>
          <table:table-cell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1276-7031-1-ND</text:p>
          </table:table-cell>
          <table:table-cell office:value-type="string" calcext:value-type="string">
            <text:p>CL31B106KAHZW6E</text:p>
          </table:table-cell>
          <table:table-cell office:value-type="currency" office:currency="EUR" office:value="0.42" calcext:value-type="currency">
            <text:p>€ 0,42</text:p>
          </table:table-cell>
          <table:table-cell table:formula="of:=[.B4]*[.G4]" office:value-type="currency" office:currency="EUR" office:value="0.42" calcext:value-type="currency">
            <text:p>€ 0,42</text:p>
          </table:table-cell>
          <table:table-cell office:value-type="string" calcext:value-type="string">
            <text:p><text:a xlink:href="https://www.digikey.de/short/p7zt43" xlink:type="simple">https://www.digikey.de/short/p7zt43</text:a></text:p>
          </table:table-cell>
          <table:table-cell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311-1.0KERCT-ND</text:p>
          </table:table-cell>
          <table:table-cell office:value-type="string" calcext:value-type="string">
            <text:p>RC1206JR-071KL</text:p>
          </table:table-cell>
          <table:table-cell office:value-type="currency" office:currency="EUR" office:value="0.09" calcext:value-type="currency">
            <text:p>€ 0,09</text:p>
          </table:table-cell>
          <table:table-cell table:formula="of:=[.B5]*[.G5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de/short/p7ztdq" xlink:type="simple">https://www.digikey.de/short/p7ztdq</text:a></text:p>
          </table:table-cell>
          <table:table-cell/>
        </table:table-row>
        <table:table-row table:style-name="ro3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311-22KERCT-ND</text:p>
          </table:table-cell>
          <table:table-cell office:value-type="string" calcext:value-type="string">
            <text:p>RC1206JR-0722KL</text:p>
          </table:table-cell>
          <table:table-cell office:value-type="currency" office:currency="EUR" office:value="0.09" calcext:value-type="currency">
            <text:p>€ 0,09</text:p>
          </table:table-cell>
          <table:table-cell table:formula="of:=[.B6]*[.G6]" office:value-type="currency" office:currency="EUR" office:value="0.09" calcext:value-type="currency">
            <text:p>€ 0,09</text:p>
          </table:table-cell>
          <table:table-cell office:value-type="string" calcext:value-type="string">
            <text:p><text:a xlink:href="https://www.digikey.de/short/p7zt09" xlink:type="simple">https://www.digikey.de/short/p7zt09</text:a></text:p>
          </table:table-cell>
          <table:table-cell/>
        </table:table-row>
        <table:table-row table:style-name="ro3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732-5321-ND</text:p>
          </table:table-cell>
          <table:table-cell office:value-type="string" calcext:value-type="string">
            <text:p>61300811121</text:p>
          </table:table-cell>
          <table:table-cell office:value-type="currency" office:currency="EUR" office:value="0.35" calcext:value-type="currency">
            <text:p>€ 0,35</text:p>
          </table:table-cell>
          <table:table-cell table:formula="of:=[.B7]*[.G7]" office:value-type="currency" office:currency="EUR" office:value="0.7" calcext:value-type="currency">
            <text:p>€ 0,70</text:p>
          </table:table-cell>
          <table:table-cell office:value-type="string" calcext:value-type="string">
            <text:p><text:a xlink:href="https://www.digikey.de/short/p7ztrq" xlink:type="simple">https://www.digikey.de/short/p7ztrq</text:a></text:p>
          </table:table-cell>
          <table:table-cell/>
        </table:table-row>
        <table:table-row table:style-name="ro3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609-3234-ND</text:p>
          </table:table-cell>
          <table:table-cell office:value-type="string" calcext:value-type="string">
            <text:p>67997-206HLF</text:p>
          </table:table-cell>
          <table:table-cell office:value-type="currency" office:currency="EUR" office:value="0.28" calcext:value-type="currency">
            <text:p>€ 0,28</text:p>
          </table:table-cell>
          <table:table-cell table:formula="of:=[.B8]*[.G8]" office:value-type="currency" office:currency="EUR" office:value="0.28" calcext:value-type="currency">
            <text:p>€ 0,28</text:p>
          </table:table-cell>
          <table:table-cell office:value-type="string" calcext:value-type="string">
            <text:p><text:a xlink:href="https://www.digikey.de/short/p7zt2f" xlink:type="simple">https://www.digikey.de/short/p7zt2f</text:a></text:p>
          </table:table-cell>
          <table:table-cell/>
        </table:table-row>
        <table:table-row table:style-name="ro2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44A-SSU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ATTINY44A-SSU-ND</text:p>
          </table:table-cell>
          <table:table-cell office:value-type="string" calcext:value-type="string">
            <text:p>ATTINY44A-SSU</text:p>
          </table:table-cell>
          <table:table-cell office:value-type="currency" office:currency="EUR" office:value="0.64" calcext:value-type="currency">
            <text:p>€ 0,64</text:p>
          </table:table-cell>
          <table:table-cell table:formula="of:=[.B9]*[.G9]" office:value-type="currency" office:currency="EUR" office:value="0.64" calcext:value-type="currency">
            <text:p>€ 0,64</text:p>
          </table:table-cell>
          <table:table-cell office:value-type="string" calcext:value-type="string">
            <text:p><text:a xlink:href="https://www.digikey.de/short/p73b4p" xlink:type="simple">https://www.digikey.de/short/p73b4p</text:a></text:p>
          </table:table-cell>
          <table:table-cell/>
        </table:table-row>
        <table:table-row table:style-name="ro3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160-1167-1-ND</text:p>
          </table:table-cell>
          <table:table-cell office:value-type="string" calcext:value-type="string">
            <text:p>LTST-C150CKT</text:p>
          </table:table-cell>
          <table:table-cell office:value-type="currency" office:currency="EUR" office:value="0.32" calcext:value-type="currency">
            <text:p>€ 0,32</text:p>
          </table:table-cell>
          <table:table-cell table:formula="of:=[.B10]*[.G10]" office:value-type="currency" office:currency="EUR" office:value="0.32" calcext:value-type="currency">
            <text:p>€ 0,32</text:p>
          </table:table-cell>
          <table:table-cell office:value-type="string" calcext:value-type="string">
            <text:p><text:a xlink:href="https://www.digikey.de/short/p7z37f" xlink:type="simple">https://www.digikey.de/short/p7z37f</text:a></text:p>
          </table:table-cell>
          <table:table-cell/>
        </table:table-row>
        <table:table-row table:style-name="ro2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887-1238-ND</text:p>
          </table:table-cell>
          <table:table-cell office:value-type="string" calcext:value-type="string">
            <text:p>9B-12.000MEEJ-B</text:p>
          </table:table-cell>
          <table:table-cell office:value-type="currency" office:currency="EUR" office:value="0.42" calcext:value-type="currency">
            <text:p>€ 0,42</text:p>
          </table:table-cell>
          <table:table-cell table:formula="of:=[.B11]*[.G11]" office:value-type="currency" office:currency="EUR" office:value="0.42" calcext:value-type="currency">
            <text:p>€ 0,42</text:p>
          </table:table-cell>
          <table:table-cell office:value-type="string" calcext:value-type="string">
            <text:p><text:a xlink:href="https://www.digikey.de/short/p74ftp" xlink:type="simple">https://www.digikey.de/short/p74ftp</text:a>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 table:formula="of:=SUM([.G2:.G11])" office:value-type="currency" office:currency="EUR" office:value="3.33" calcext:value-type="currency">
            <text:p>€ 3,33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Alternatives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3">
          <table:table-cell office:value-type="string" calcext:value-type="string">
            <text:p>J1 J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SAM11912-ND</text:p>
          </table:table-cell>
          <table:table-cell table:style-name="Default" office:value-type="string" calcext:value-type="string">
            <text:p>SSQ-108-03-F-S</text:p>
          </table:table-cell>
          <table:table-cell office:value-type="currency" office:currency="EUR" office:value="1.26" calcext:value-type="currency">
            <text:p>€ 1,26</text:p>
          </table:table-cell>
          <table:table-cell table:formula="of:=[.B15]*[.G15]" office:value-type="currency" office:currency="EUR" office:value="2.52" calcext:value-type="currency">
            <text:p>€ 2,52</text:p>
          </table:table-cell>
          <table:table-cell office:value-type="string" calcext:value-type="string">
            <text:p><text:a xlink:href="https://www.digikey.de/short/p7z32n" xlink:type="simple">https://www.digikey.de/short/p7z32n</text:a></text:p>
          </table:table-cell>
          <table:table-cell office:value-type="string" calcext:value-type="string">
            <text:p>Female receptacles with long pi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.00.0000</text:date>, <text:time style:data-style-name="N2" text:time-value="10:09:47.0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0:10:08.197000000</dc:date>
    <dc:creator>Andrea Cisternino</dc:creator>
    <meta:editing-duration>PT1H25M23S</meta:editing-duration>
    <meta:editing-cycles>28</meta:editing-cycles>
    <meta:generator>LibreOffice/6.1.3.2$Windows_X86_64 LibreOffice_project/86daf60bf00efa86ad547e59e09d6bb77c699acb</meta:generator>
    <meta:document-statistic meta:table-count="1" meta:cell-count="112" meta:object-count="0"/>
  </office:meta>
</office:document-meta>
</file>